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2"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6ad477" officeooo:paragraph-rsid="006ad477"/>
    </style:style>
    <style:style style:name="P2" style:family="paragraph" style:parent-style-name="Text_20_body">
      <style:text-properties fo:language="en" fo:country="US" officeooo:rsid="006befa3" officeooo:paragraph-rsid="006befa3"/>
    </style:style>
    <style:style style:name="P3" style:family="paragraph" style:parent-style-name="Text_20_body">
      <style:text-properties fo:language="en" fo:country="US" officeooo:rsid="0077658d" officeooo:paragraph-rsid="0077658d"/>
    </style:style>
    <style:style style:name="P4" style:family="paragraph" style:parent-style-name="Text_20_body">
      <style:text-properties fo:language="en" fo:country="US" officeooo:rsid="0078e8ff" officeooo:paragraph-rsid="0078e8ff"/>
    </style:style>
    <style:style style:name="P5" style:family="paragraph" style:parent-style-name="Text_20_body">
      <style:text-properties fo:language="en" fo:country="US" officeooo:rsid="00a0b1c9" officeooo:paragraph-rsid="00a0b1c9"/>
    </style:style>
    <style:style style:name="P6" style:family="paragraph" style:parent-style-name="Text_20_body">
      <style:text-properties fo:language="en" fo:country="US" officeooo:rsid="00abe671" officeooo:paragraph-rsid="00abe671"/>
    </style:style>
    <style:style style:name="P7" style:family="paragraph" style:parent-style-name="Text_20_body">
      <style:text-properties fo:language="en" fo:country="US" officeooo:rsid="00ae8dfc" officeooo:paragraph-rsid="00ae8dfc"/>
    </style:style>
    <style:style style:name="P8" style:family="paragraph" style:parent-style-name="Text_20_body">
      <style:text-properties fo:language="en" fo:country="US" officeooo:rsid="00cd73bb" officeooo:paragraph-rsid="00cd73bb"/>
    </style:style>
    <style:style style:name="P9" style:family="paragraph" style:parent-style-name="Text_20_body">
      <style:text-properties fo:language="en" fo:country="US" officeooo:rsid="00d2ecb7" officeooo:paragraph-rsid="00d2ecb7"/>
    </style:style>
    <style:style style:name="P10" style:family="paragraph" style:parent-style-name="Text_20_body">
      <style:text-properties fo:language="en" fo:country="US" officeooo:rsid="00d6844b" officeooo:paragraph-rsid="00d6844b"/>
    </style:style>
    <style:style style:name="P11" style:family="paragraph" style:parent-style-name="Text_20_body">
      <style:text-properties fo:language="en" fo:country="US" officeooo:rsid="00d8f2e4" officeooo:paragraph-rsid="00d8f2e4"/>
    </style:style>
    <style:style style:name="P12" style:family="paragraph" style:parent-style-name="Text_20_body">
      <style:text-properties fo:language="en" fo:country="US" officeooo:rsid="00dd93dc" officeooo:paragraph-rsid="00dd93dc"/>
    </style:style>
    <style:style style:name="P13" style:family="paragraph" style:parent-style-name="Text_20_body">
      <style:text-properties fo:language="en" fo:country="US" officeooo:rsid="00f14d82" officeooo:paragraph-rsid="00f14d82"/>
    </style:style>
    <style:style style:name="P14" style:family="paragraph" style:parent-style-name="Text_20_body">
      <style:text-properties fo:language="en" fo:country="US" officeooo:rsid="00f3de68" officeooo:paragraph-rsid="00f3de68"/>
    </style:style>
    <style:style style:name="P15" style:family="paragraph" style:parent-style-name="Text_20_body">
      <style:text-properties fo:language="en" fo:country="US" officeooo:rsid="00f42f01" officeooo:paragraph-rsid="00f42f01"/>
    </style:style>
    <style:style style:name="P16" style:family="paragraph" style:parent-style-name="Text_20_body">
      <style:text-properties fo:language="en" fo:country="US" officeooo:rsid="008eb9fb" officeooo:paragraph-rsid="008eb9fb"/>
    </style:style>
    <style:style style:name="P17" style:family="paragraph" style:parent-style-name="Text_20_body">
      <style:text-properties fo:language="en" fo:country="US" officeooo:rsid="00fd74ad" officeooo:paragraph-rsid="00fd74ad"/>
    </style:style>
    <style:style style:name="P18" style:family="paragraph" style:parent-style-name="Text_20_body">
      <style:text-properties fo:language="en" fo:country="US" officeooo:rsid="00e129b0" officeooo:paragraph-rsid="00e129b0"/>
    </style:style>
    <style:style style:name="P19" style:family="paragraph" style:parent-style-name="Text_20_body">
      <style:text-properties fo:language="en" fo:country="US" officeooo:rsid="010b534b" officeooo:paragraph-rsid="010b534b"/>
    </style:style>
    <style:style style:name="P20" style:family="paragraph" style:parent-style-name="Text_20_body">
      <style:text-properties fo:language="en" fo:country="US" officeooo:rsid="010df4cf" officeooo:paragraph-rsid="010df4cf"/>
    </style:style>
    <style:style style:name="P21" style:family="paragraph" style:parent-style-name="Text_20_body">
      <style:text-properties fo:language="en" fo:country="US" officeooo:rsid="01113bbe" officeooo:paragraph-rsid="01113bbe"/>
    </style:style>
    <style:style style:name="P22" style:family="paragraph" style:parent-style-name="Text_20_body">
      <style:text-properties fo:language="en" fo:country="US" officeooo:rsid="010821a0" officeooo:paragraph-rsid="010821a0"/>
    </style:style>
    <style:style style:name="P23" style:family="paragraph" style:parent-style-name="Text_20_body">
      <style:text-properties fo:language="en" fo:country="US" officeooo:rsid="0118a45d" officeooo:paragraph-rsid="0118a45d"/>
    </style:style>
    <style:style style:name="P24" style:family="paragraph" style:parent-style-name="Text_20_body">
      <style:text-properties fo:language="en" fo:country="US" officeooo:rsid="011a9ab4" officeooo:paragraph-rsid="011a9ab4"/>
    </style:style>
    <style:style style:name="P25" style:family="paragraph" style:parent-style-name="Text_20_body">
      <style:text-properties fo:language="en" fo:country="US" fo:font-weight="bold" officeooo:rsid="011a9ab4" officeooo:paragraph-rsid="011a9ab4" style:font-weight-asian="bold" style:font-weight-complex="bold"/>
    </style:style>
    <style:style style:name="P26" style:family="paragraph" style:parent-style-name="Text_20_body">
      <style:text-properties fo:language="en" fo:country="US" fo:font-weight="bold" officeooo:rsid="011b63d7" officeooo:paragraph-rsid="011b63d7" style:font-weight-asian="bold" style:font-weight-complex="bold"/>
    </style:style>
    <style:style style:name="P27" style:family="paragraph" style:parent-style-name="Text_20_body">
      <style:text-properties fo:language="en" fo:country="US" fo:font-weight="bold" officeooo:rsid="01272996" officeooo:paragraph-rsid="01272996" style:font-weight-asian="bold" style:font-weight-complex="bold"/>
    </style:style>
    <style:style style:name="P28" style:family="paragraph" style:parent-style-name="Text_20_body">
      <style:text-properties fo:color="#ff0000" fo:language="en" fo:country="US" officeooo:rsid="0088f22f" officeooo:paragraph-rsid="0088f22f" fo:background-color="transparent"/>
    </style:style>
    <style:style style:name="P29" style:family="paragraph" style:parent-style-name="Text_20_body">
      <style:text-properties fo:color="#ff0000" fo:language="en" fo:country="US" officeooo:rsid="0088f22f" officeooo:paragraph-rsid="00f759a8" fo:background-color="transparent"/>
    </style:style>
    <style:style style:name="P30" style:family="paragraph" style:parent-style-name="Text_20_body">
      <style:text-properties officeooo:rsid="0098a495" officeooo:paragraph-rsid="0098a495"/>
    </style:style>
    <style:style style:name="P31" style:family="paragraph" style:parent-style-name="Text_20_body">
      <style:text-properties officeooo:rsid="009d337d" officeooo:paragraph-rsid="009d337d"/>
    </style:style>
    <style:style style:name="P32" style:family="paragraph" style:parent-style-name="Text_20_body">
      <style:text-properties officeooo:paragraph-rsid="00c831f1"/>
    </style:style>
    <style:style style:name="P33" style:family="paragraph" style:parent-style-name="Text_20_body">
      <style:text-properties officeooo:rsid="00f14d82" officeooo:paragraph-rsid="00f14d82"/>
    </style:style>
    <style:style style:name="P34" style:family="paragraph" style:parent-style-name="Text_20_body">
      <style:text-properties fo:language="ru" fo:country="RU" officeooo:rsid="00f14d82" officeooo:paragraph-rsid="00f14d82"/>
    </style:style>
    <style:style style:name="P35" style:family="paragraph" style:parent-style-name="Text_20_body">
      <style:text-properties fo:language="ru" fo:country="RU" officeooo:rsid="00f2fb2a" officeooo:paragraph-rsid="00f2fb2a"/>
    </style:style>
    <style:style style:name="P36" style:family="paragraph" style:parent-style-name="Text_20_body">
      <style:text-properties officeooo:rsid="00f2fb2a" officeooo:paragraph-rsid="00f2fb2a"/>
    </style:style>
    <style:style style:name="P37" style:family="paragraph" style:parent-style-name="Text_20_body">
      <style:text-properties officeooo:rsid="010821a0" officeooo:paragraph-rsid="010821a0"/>
    </style:style>
    <style:style style:name="P38" style:family="paragraph" style:parent-style-name="Text_20_body">
      <style:text-properties officeooo:rsid="0116f197" officeooo:paragraph-rsid="0116f197"/>
    </style:style>
    <style:style style:name="P39" style:family="paragraph" style:parent-style-name="Heading_20_1">
      <style:text-properties fo:language="en" fo:country="US" officeooo:rsid="00ff9d7c" officeooo:paragraph-rsid="00ff9d7c"/>
    </style:style>
    <style:style style:name="P40" style:family="paragraph" style:parent-style-name="Heading_20_2">
      <style:text-properties fo:language="en" fo:country="US" officeooo:rsid="00ed2f72" officeooo:paragraph-rsid="00ed2f72"/>
    </style:style>
    <style:style style:name="P41" style:family="paragraph" style:parent-style-name="Heading_20_2">
      <style:text-properties fo:language="en" fo:country="US" officeooo:rsid="0073a8ed" officeooo:paragraph-rsid="0073a8ed"/>
    </style:style>
    <style:style style:name="P42" style:family="paragraph" style:parent-style-name="Heading_20_2">
      <style:text-properties fo:language="en" fo:country="US" officeooo:rsid="00953cd5" officeooo:paragraph-rsid="00953cd5"/>
    </style:style>
    <style:style style:name="P43" style:family="paragraph" style:parent-style-name="Heading_20_2">
      <style:text-properties fo:language="en" fo:country="US" officeooo:rsid="00c39004" officeooo:paragraph-rsid="00c39004"/>
    </style:style>
    <style:style style:name="P44" style:family="paragraph" style:parent-style-name="Heading_20_2">
      <style:text-properties fo:language="en" fo:country="US" officeooo:rsid="01074d1b" officeooo:paragraph-rsid="01074d1b"/>
    </style:style>
    <style:style style:name="P45" style:family="paragraph" style:parent-style-name="Heading_20_2">
      <style:text-properties fo:language="en" fo:country="US" officeooo:rsid="010df4cf" officeooo:paragraph-rsid="010df4cf"/>
    </style:style>
    <style:style style:name="P46" style:family="paragraph" style:parent-style-name="Heading_20_2">
      <style:text-properties fo:language="en" fo:country="US" officeooo:rsid="00ea93a5" officeooo:paragraph-rsid="00ea93a5"/>
    </style:style>
    <style:style style:name="T1" style:family="text">
      <style:text-properties fo:language="ru" fo:country="RU"/>
    </style:style>
    <style:style style:name="T2" style:family="text">
      <style:text-properties fo:language="ru" fo:country="RU" officeooo:rsid="0069f928"/>
    </style:style>
    <style:style style:name="T3" style:family="text">
      <style:text-properties fo:language="ru" fo:country="RU" officeooo:rsid="00760763"/>
    </style:style>
    <style:style style:name="T4" style:family="text">
      <style:text-properties fo:language="ru" fo:country="RU" officeooo:rsid="00862249"/>
    </style:style>
    <style:style style:name="T5" style:family="text">
      <style:text-properties fo:language="ru" fo:country="RU" officeooo:rsid="00afeacf"/>
    </style:style>
    <style:style style:name="T6" style:family="text">
      <style:text-properties fo:language="ru" fo:country="RU" officeooo:rsid="00b51e0e"/>
    </style:style>
    <style:style style:name="T7" style:family="text">
      <style:text-properties fo:language="ru" fo:country="RU" officeooo:rsid="00b6f605"/>
    </style:style>
    <style:style style:name="T8" style:family="text">
      <style:text-properties fo:language="ru" fo:country="RU" officeooo:rsid="00c0fb82"/>
    </style:style>
    <style:style style:name="T9" style:family="text">
      <style:text-properties fo:language="ru" fo:country="RU" officeooo:rsid="00c4f614"/>
    </style:style>
    <style:style style:name="T10" style:family="text">
      <style:text-properties fo:language="ru" fo:country="RU" officeooo:rsid="00cb6c3a"/>
    </style:style>
    <style:style style:name="T11" style:family="text">
      <style:text-properties fo:language="ru" fo:country="RU" officeooo:rsid="00c831f1"/>
    </style:style>
    <style:style style:name="T12" style:family="text">
      <style:text-properties fo:language="ru" fo:country="RU" officeooo:rsid="00d115b9"/>
    </style:style>
    <style:style style:name="T13" style:family="text">
      <style:text-properties fo:language="ru" fo:country="RU" fo:font-weight="bold" style:font-weight-asian="bold" style:font-weight-complex="bold"/>
    </style:style>
    <style:style style:name="T14" style:family="text">
      <style:text-properties fo:language="ru" fo:country="RU" fo:font-weight="bold" officeooo:rsid="00c831f1" style:font-weight-asian="bold" style:font-weight-complex="bold"/>
    </style:style>
    <style:style style:name="T15" style:family="text">
      <style:text-properties fo:language="ru" fo:country="RU" fo:font-weight="bold" officeooo:rsid="00d115b9" style:font-weight-asian="bold" style:font-weight-complex="bold"/>
    </style:style>
    <style:style style:name="T16" style:family="text">
      <style:text-properties fo:language="ru" fo:country="RU" officeooo:rsid="0108432d"/>
    </style:style>
    <style:style style:name="T17" style:family="text">
      <style:text-properties fo:language="ru" fo:country="RU" officeooo:rsid="010871d1"/>
    </style:style>
    <style:style style:name="T18" style:family="text">
      <style:text-properties fo:language="ru" fo:country="RU" officeooo:rsid="010cc7ad"/>
    </style:style>
    <style:style style:name="T19" style:family="text">
      <style:text-properties fo:language="ru" fo:country="RU" officeooo:rsid="01105e78"/>
    </style:style>
    <style:style style:name="T20" style:family="text">
      <style:text-properties fo:language="ru" fo:country="RU" fo:font-weight="normal" style:font-weight-asian="normal" style:font-weight-complex="normal"/>
    </style:style>
    <style:style style:name="T21" style:family="text">
      <style:text-properties fo:language="ru" fo:country="RU" fo:font-weight="normal" officeooo:rsid="011741db" style:font-weight-asian="normal" style:font-weight-complex="normal"/>
    </style:style>
    <style:style style:name="T22" style:family="text">
      <style:text-properties fo:language="ru" fo:country="RU" fo:font-style="italic" fo:font-weight="normal" style:font-style-asian="italic" style:font-weight-asian="normal" style:font-style-complex="italic" style:font-weight-complex="normal"/>
    </style:style>
    <style:style style:name="T23" style:family="text">
      <style:text-properties fo:language="ru" fo:country="RU" fo:font-style="normal" fo:font-weight="normal" style:font-style-asian="normal" style:font-weight-asian="normal" style:font-style-complex="normal" style:font-weight-complex="normal"/>
    </style:style>
    <style:style style:name="T24" style:family="text">
      <style:text-properties officeooo:rsid="0069f928"/>
    </style:style>
    <style:style style:name="T25" style:family="text">
      <style:text-properties officeooo:rsid="006c58da"/>
    </style:style>
    <style:style style:name="T26" style:family="text">
      <style:text-properties fo:language="en" fo:country="US"/>
    </style:style>
    <style:style style:name="T27" style:family="text">
      <style:text-properties fo:language="en" fo:country="US" officeooo:rsid="007423f5"/>
    </style:style>
    <style:style style:name="T28" style:family="text">
      <style:text-properties fo:language="en" fo:country="US" officeooo:rsid="00953cd5"/>
    </style:style>
    <style:style style:name="T29" style:family="text">
      <style:text-properties fo:language="en" fo:country="US" fo:font-weight="bold" style:font-weight-asian="bold" style:font-weight-complex="bold"/>
    </style:style>
    <style:style style:name="T30" style:family="text">
      <style:text-properties fo:language="en" fo:country="US" fo:font-weight="bold" officeooo:rsid="00c831f1" style:font-weight-asian="bold" style:font-weight-complex="bold"/>
    </style:style>
    <style:style style:name="T31" style:family="text">
      <style:text-properties fo:language="en" fo:country="US" officeooo:rsid="00c831f1"/>
    </style:style>
    <style:style style:name="T32" style:family="text">
      <style:text-properties fo:language="en" fo:country="US" officeooo:rsid="00ed2f72"/>
    </style:style>
    <style:style style:name="T33" style:family="text">
      <style:text-properties fo:language="en" fo:country="US" officeooo:rsid="00ecae05"/>
    </style:style>
    <style:style style:name="T34" style:family="text">
      <style:text-properties fo:language="en" fo:country="US" fo:font-weight="normal" style:font-weight-asian="normal" style:font-weight-complex="normal"/>
    </style:style>
    <style:style style:name="T35" style:family="text">
      <style:text-properties officeooo:rsid="007a363e"/>
    </style:style>
    <style:style style:name="T36" style:family="text">
      <style:text-properties officeooo:rsid="007c71db"/>
    </style:style>
    <style:style style:name="T37" style:family="text">
      <style:text-properties officeooo:rsid="008e64e9"/>
    </style:style>
    <style:style style:name="T38" style:family="text">
      <style:text-properties fo:color="#000000" officeooo:rsid="008f65c8"/>
    </style:style>
    <style:style style:name="T39" style:family="text">
      <style:text-properties fo:color="#000000" officeooo:rsid="00f759a8"/>
    </style:style>
    <style:style style:name="T40" style:family="text">
      <style:text-properties fo:color="#000000" officeooo:rsid="00fca648"/>
    </style:style>
    <style:style style:name="T41" style:family="text">
      <style:text-properties fo:color="#000000" fo:font-weight="bold" officeooo:rsid="00ef0304" style:font-weight-asian="bold" style:font-weight-complex="bold"/>
    </style:style>
    <style:style style:name="T42" style:family="text">
      <style:text-properties fo:color="#000000" fo:font-weight="bold" officeooo:rsid="00f08f0d" style:font-weight-asian="bold" style:font-weight-complex="bold"/>
    </style:style>
    <style:style style:name="T43" style:family="text">
      <style:text-properties fo:color="#000000" fo:font-weight="bold" officeooo:rsid="00fca648" style:font-weight-asian="bold" style:font-weight-complex="bold"/>
    </style:style>
    <style:style style:name="T44" style:family="text">
      <style:text-properties officeooo:rsid="0096b522"/>
    </style:style>
    <style:style style:name="T45" style:family="text">
      <style:text-properties officeooo:rsid="00a72dfe"/>
    </style:style>
    <style:style style:name="T46" style:family="text">
      <style:text-properties fo:font-weight="bold" style:font-weight-asian="bold" style:font-weight-complex="bold"/>
    </style:style>
    <style:style style:name="T47" style:family="text">
      <style:text-properties fo:font-weight="bold" officeooo:rsid="00a72dfe" style:font-weight-asian="bold" style:font-weight-complex="bold"/>
    </style:style>
    <style:style style:name="T48" style:family="text">
      <style:text-properties fo:font-weight="bold" officeooo:rsid="00afc37d" style:font-weight-asian="bold" style:font-weight-complex="bold"/>
    </style:style>
    <style:style style:name="T49" style:family="text">
      <style:text-properties fo:font-weight="bold" officeooo:rsid="00acd166" style:font-weight-asian="bold" style:font-weight-complex="bold"/>
    </style:style>
    <style:style style:name="T50" style:family="text">
      <style:text-properties fo:font-weight="bold" officeooo:rsid="00c001b1" style:font-weight-asian="bold" style:font-weight-complex="bold"/>
    </style:style>
    <style:style style:name="T51" style:family="text">
      <style:text-properties fo:font-weight="bold" officeooo:rsid="00f4d540" style:font-weight-asian="bold" style:font-weight-complex="bold"/>
    </style:style>
    <style:style style:name="T52" style:family="text">
      <style:text-properties officeooo:rsid="00acd166"/>
    </style:style>
    <style:style style:name="T53" style:family="text">
      <style:text-properties officeooo:rsid="00afc37d"/>
    </style:style>
    <style:style style:name="T54" style:family="text">
      <style:text-properties fo:font-weight="normal" style:font-weight-asian="normal" style:font-weight-complex="normal"/>
    </style:style>
    <style:style style:name="T55" style:family="text">
      <style:text-properties fo:font-weight="normal" officeooo:rsid="00a72dfe" style:font-weight-asian="normal" style:font-weight-complex="normal"/>
    </style:style>
    <style:style style:name="T56" style:family="text">
      <style:text-properties officeooo:rsid="00b9729d"/>
    </style:style>
    <style:style style:name="T57" style:family="text">
      <style:text-properties officeooo:rsid="00c4f614"/>
    </style:style>
    <style:style style:name="T58" style:family="text">
      <style:text-properties officeooo:rsid="00d115b9"/>
    </style:style>
    <style:style style:name="T59" style:family="text">
      <style:text-properties officeooo:rsid="00ec4f9e"/>
    </style:style>
    <style:style style:name="T60" style:family="text">
      <style:text-properties officeooo:rsid="00ecae05"/>
    </style:style>
    <style:style style:name="T61" style:family="text">
      <style:text-properties officeooo:rsid="00f4d540"/>
    </style:style>
    <style:style style:name="T62" style:family="text">
      <style:text-properties officeooo:rsid="00fc3f8f"/>
    </style:style>
    <style:style style:name="T63" style:family="text">
      <style:text-properties officeooo:rsid="01005885"/>
    </style:style>
    <style:style style:name="T64" style:family="text">
      <style:text-properties officeooo:rsid="0108432d"/>
    </style:style>
    <style:style style:name="T65" style:family="text">
      <style:text-properties officeooo:rsid="0113b28a"/>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style:text-underline-style="solid" style:text-underline-width="auto" style:text-underline-color="font-color" fo:font-weight="normal" style:font-weight-asian="normal" style:font-weight-complex="normal"/>
    </style:style>
    <style:style style:name="T69" style:family="text">
      <style:text-properties officeooo:rsid="0128d2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Patterns of Condition<text:span text:style-name="T63">als</text:span></text:h>
      <text:h text:style-name="P40" text:outline-level="2">Conditional One</text:h>
      <text:p text:style-name="P34">Реальное условие по отношению к будущему</text:p>
      <text:p text:style-name="P33"><text:span text:style-name="T32">E.</text:span><text:span text:style-name="T26">g.<text:tab/>If I </text:span><text:span text:style-name="T29">have</text:span><text:span text:style-name="T26"> time, I </text:span><text:span text:style-name="T29">will go out</text:span><text:span text:style-name="T26"> with my friends.</text:span></text:p>
      <text:h text:style-name="P40" text:outline-level="2">Conditional Two</text:h>
      <text:p text:style-name="P34">Нереальное условие по отношению к настоящему.</text:p>
      <text:p text:style-name="P13">E.g.<text:tab/>If I <text:span text:style-name="T46">had</text:span> time, I <text:span text:style-name="T46">would go out</text:span> with my friends.</text:p>
      <text:h text:style-name="P40" text:outline-level="2">Conditional Three</text:h>
      <text:p text:style-name="P35">Нереальное условие по отношению к прошлому.</text:p>
      <text:p text:style-name="P36"><text:span text:style-name="T32">E.</text:span><text:span text:style-name="T26">g.<text:tab/>If I </text:span><text:span text:style-name="T29">had had</text:span><text:span text:style-name="T26"> time, I would </text:span><text:span text:style-name="T29">have gone out</text:span><text:span text:style-name="T26"> with my friends.</text:span></text:p>
      <text:h text:style-name="P40" text:outline-level="2">Mixed Conditional</text:h>
      <text:p text:style-name="P29"><text:span text:style-name="T37">NOTICE! </text:span><text:span text:style-name="T38">Only </text:span><text:span text:style-name="T39">2 – 3 and 3 – 2.</text:span></text:p>
      <text:p text:style-name="P14">E.g.<text:tab/>If I <text:span text:style-name="T46">were not</text:span> so careless, I <text:span text:style-name="T46">would have done</text:span> my homework beforehand (<text:span text:style-name="T1">заранее).</text:span></text:p>
      <text:p text:style-name="P15">E.g.<text:tab/>If I <text:span text:style-name="T51">had done</text:span><text:span text:style-name="T61"> my homework yesterday, I </text:span><text:span text:style-name="T51">would be</text:span><text:span text:style-name="T61"> free now.</text:span></text:p>
      <text:h text:style-name="Heading_20_2" text:outline-level="2"><text:span text:style-name="T27">Omitting</text:span> <text:span text:style-name="T24">(упущенный</text:span><text:span text:style-name="T2">)</text:span> <text:span text:style-name="T27">IF</text:span></text:h>
      <text:p text:style-name="P1">E.g.<text:tab/>Were I you, I wouldn’t do that. - If I were you I wouldn’t do that.</text:p>
      <text:p text:style-name="P1">E.g.<text:tab/>Had I known, I would have told you. - If I had known I would have told you.</text:p>
      <text:p text:style-name="P2">E.g.<text:tab/>Should anyone call, please take a message. - <text:span text:style-name="T25">Please take a message if anyone should call</text:span></text:p>
      <text:p text:style-name="P2">E.g.<text:tab/><text:span text:style-name="T25">Had</text:span> I <text:span text:style-name="T25">been </text:span>more intelligent, I would have enrolled in our department when studying here was free.</text:p>
      <text:h text:style-name="P41" text:outline-level="2">Implied <text:span text:style-name="T4">(скрытый</text:span><text:span text:style-name="T3">)</text:span> Condition</text:h>
      <text:p text:style-name="P28"><text:span text:style-name="T37">NOTICE! </text:span><text:span text:style-name="T38">Only for </text:span><text:span text:style-name="T41">Conditional T</text:span><text:span text:style-name="T42">hree</text:span><text:span text:style-name="T38"> </text:span><text:span text:style-name="T40">and </text:span><text:span text:style-name="T43">Conditional Two</text:span><text:span text:style-name="T40">.</text:span></text:p>
      <text:p text:style-name="P3">E.g.<text:tab/>I would have gone with you, <text:span text:style-name="T35">(if I hadn’t had to study)</text:span> but I had to study.</text:p>
      <text:p text:style-name="P4">E.g.<text:tab/>I never would have succeeded without your help <text:span text:style-name="T36">(if you hadn’t helped me)</text:span>.</text:p>
      <text:p text:style-name="P16">E.g.<text:tab/>I would have done my homework <text:span text:style-name="T44">(if I had enough time)</text:span>, but I didn’t have time.</text:p>
      <text:p text:style-name="P17">E.g.<text:tab/>I would help you, but I need to go.</text:p>
      <text:h text:style-name="P42" text:outline-level="2">Using AS IF / AS THOUGH</text:h>
      <text:p text:style-name="P30"><text:span text:style-name="T28">E.</text:span><text:span text:style-name="T26">g.<text:tab/>It looks </text:span><text:span text:style-name="T29">like</text:span><text:span text:style-name="T26"> rain. - It looks </text:span><text:span text:style-name="T29">as if</text:span><text:span text:style-name="T26"> it is going to rain. - It looks </text:span><text:span text:style-name="T29">as though</text:span><text:span text:style-name="T26"> it is going to rain.</text:span></text:p>
      <text:p text:style-name="P31"><text:span text:style-name="T26">E.g.<text:tab/>You always talk to him </text:span><text:span text:style-name="T29">as if</text:span><text:span text:style-name="T26"> he were a child. He is </text:span><text:span text:style-name="T29">not</text:span><text:span text:style-name="T26"> a child. He is almost 20.</text:span></text:p>
      <text:p text:style-name="P5">E.g.<text:tab/><text:span text:style-name="T45">When she </text:span><text:span text:style-name="T47">came</text:span><text:span text:style-name="T45"> in from the rainstorm, she looked </text:span><text:span text:style-name="T55">as if</text:span><text:span text:style-name="T45"> she </text:span><text:span text:style-name="T47">had taken</text:span><text:span text:style-name="T45"> a shower with her clothes on (</text:span><text:span text:style-name="T6">Прошедшее время).</text:span></text:p>
      <text:p text:style-name="P7">E.g.<text:tab/>I <text:span text:style-name="T53">feel terrible. I </text:span><text:span text:style-name="T48">feel</text:span><text:span text:style-name="T53"> as if I </text:span><text:span text:style-name="T48">had been run</text:span><text:span text:style-name="T53"> over by a ten-ton truck (</text:span><text:span text:style-name="T5">Законченность действи</text:span><text:span text:style-name="T7">я</text:span><text:span text:style-name="T5">)</text:span><text:span text:style-name="T53">. </text:span></text:p>
      <text:p text:style-name="P6">E.g.<text:tab/>She spoke as if she <text:span text:style-name="T46">wouldn’t be</text:span> here <text:span text:style-name="T52">(She </text:span><text:span text:style-name="T49">will be</text:span><text:span text:style-name="T52"> here).</text:span></text:p>
      <text:p text:style-name="P7"><text:soft-page-break/>E.g.<text:tab/>She speaks English as if English <text:span text:style-name="T50">were</text:span> her native <text:span text:style-name="T56">tongue (</text:span><text:span text:style-name="T8">Настоящее время)</text:span><text:span text:style-name="T56">.</text:span></text:p>
      <text:h text:style-name="P43" text:outline-level="2"><text:span text:style-name="T62">I WISH</text:span> <text:span text:style-name="T57">(</text:span><text:span text:style-name="T10">жаль, что</text:span><text:span text:style-name="T9">)</text:span></text:h>
      <text:p text:style-name="P32"><text:span text:style-name="T31">E.g.<text:tab/>I wish it </text:span><text:span text:style-name="T30">were</text:span><text:span text:style-name="T31"> summer (</text:span><text:span text:style-name="T11">Жаль, что </text:span><text:span text:style-name="T14">сейчас</text:span><text:span text:style-name="T11"> </text:span><text:span text:style-name="T14">не</text:span><text:span text:style-name="T11"> лето).</text:span></text:p>
      <text:p text:style-name="P8">E.g.<text:tab/>I wish he <text:span text:style-name="T46">had helped</text:span> me <text:span text:style-name="T46">yesterday</text:span> <text:span text:style-name="T58">(</text:span><text:span text:style-name="T12">Жаль, что он </text:span><text:span text:style-name="T15">не</text:span><text:span text:style-name="T12"> помог мне </text:span><text:span text:style-name="T15">вчера</text:span><text:span text:style-name="T12">)</text:span>.</text:p>
      <text:p text:style-name="P9">E.g.<text:tab/>I wish it <text:span text:style-name="T46">would be</text:span> Sunday <text:span text:style-name="T46">tomorrow</text:span> (<text:span text:style-name="T1">Жаль, что </text:span><text:span text:style-name="T13">завтра</text:span><text:span text:style-name="T1"> </text:span><text:span text:style-name="T13">не</text:span><text:span text:style-name="T1"> воскресенье).</text:span></text:p>
      <text:p text:style-name="P10">E.g.<text:tab/>I wish I <text:span text:style-name="T46">could come</text:span> to you tomorrow (<text:span text:style-name="T1">Жаль, что я не смогу придти к тебе </text:span><text:span text:style-name="T13">завтра</text:span><text:span text:style-name="T1">).</text:span></text:p>
      <text:p text:style-name="P11">E.g.<text:tab/>I <text:span text:style-name="T46">wished</text:span> I <text:span text:style-name="T46">had set</text:span> my alarm clock (<text:span text:style-name="T1">Я </text:span><text:span text:style-name="T13">пожалел</text:span><text:span text:style-name="T1">, что </text:span><text:span text:style-name="T13">не</text:span><text:span text:style-name="T1"> завел будильник).</text:span></text:p>
      <text:p text:style-name="P12">E.g.<text:tab/>I wish it <text:span text:style-name="T54">were</text:span><text:span text:style-name="T46"> not</text:span> Monday (<text:span text:style-name="T1">Жаль, что сейчас понедельник).</text:span></text:p>
      <text:p text:style-name="P18">E.g.<text:tab/>I wish he had <text:span text:style-name="T46">not</text:span> come to me (<text:span text:style-name="T1">Жаль, что он пришел ко мне).</text:span></text:p>
      <text:h text:style-name="P44" text:outline-level="2">BUT FOR <text:span text:style-name="T64">(</text:span><text:span text:style-name="T16">если бы не)</text:span></text:h>
      <text:p text:style-name="P22">But for the lack of…</text:p>
      <text:p text:style-name="P37"><text:span text:style-name="T26">E.g.<text:tab/>But for you help, I </text:span><text:span text:style-name="T29">wouldn’t have been able to</text:span><text:span text:style-name="T26"> cope with this task </text:span><text:span text:style-name="T17">(Если бы не твоя помощь, я бы не смог справиться с заданием).</text:span></text:p>
      <text:p text:style-name="P19">E.g.<text:tab/>But for the high requirement of Google, Nick Lebedev <text:span text:style-name="T46">would be working</text:span> now in Google <text:span text:style-name="T18">(Если бы </text:span><text:span text:style-name="T65">Google</text:span><text:span text:style-name="T18"> не предъявляла такие высокие требования, Николай Лебедев бы сейчас работал там)</text:span>.</text:p>
      <text:h text:style-name="P45" text:outline-level="2">IT IS TIME SMB – DID SMTH (<text:span text:style-name="T1">давно </text:span><text:span text:style-name="T19">БЫ</text:span><text:span text:style-name="T1"> пора)</text:span></text:h>
      <text:p text:style-name="P20">It’s high time we <text:span text:style-name="T46">were</text:span> at home (<text:span text:style-name="T1">Давно бы пора нам быть дома).</text:span></text:p>
      <text:p text:style-name="P21">I / He / She / It – <text:span text:style-name="T46">WAS</text:span> instead of WERE.</text:p>
      <text:h text:style-name="P46" text:outline-level="2">Subjun<text:span text:style-name="T59">c</text:span>tive <text:span text:style-name="T60">In Noun Clauses</text:span></text:h>
      <text:p text:style-name="P23">We can use subjunctive in noun clauses (<text:span text:style-name="T1">отвечает на вопрос «что?») </text:span>in order to stress importance or urgency. In American English we use <text:span text:style-name="T66">bare infinitive (</text:span><text:span text:style-name="T22">голый инфинитив)</text:span><text:span text:style-name="T23">, </text:span><text:span text:style-name="T67">in British English we use </text:span><text:span text:style-name="T66">should +</text:span><text:span text:style-name="T67"> </text:span><text:span text:style-name="T66">bare infinitive.</text:span></text:p>
      <text:p text:style-name="P38"><text:span text:style-name="T33">T</text:span><text:span text:style-name="T26">he teacher demands that we </text:span><text:span text:style-name="T29">be</text:span><text:span text:style-name="T34"> on time (</text:span><text:span text:style-name="T20">Учитель требует, чтобы мы были вовремя (</text:span><text:span text:style-name="T21">н</text:span><text:span text:style-name="T20">о мы не бываем вовремя)).</text:span></text:p>
      <text:p text:style-name="P24"><text:span text:style-name="T54">I </text:span><text:span text:style-name="T46">insisted</text:span><text:span text:style-name="T54"> that he </text:span><text:span text:style-name="T46">pay</text:span><text:span text:style-name="T54"> me the money.</text:span></text:p>
      <text:p text:style-name="P24"><text:span text:style-name="T54">I </text:span><text:span text:style-name="T46">recommended </text:span><text:span text:style-name="T54">that she </text:span><text:span text:style-name="T46">not go</text:span><text:span text:style-name="T54"> to the concert.</text:span></text:p>
      <text:p text:style-name="P25"><text:span text:style-name="T54">It </text:span>is important <text:span text:style-name="T54">that they </text:span>be told <text:span text:style-name="T54">the truth.</text:span></text:p>
      <text:p text:style-name="P26"><text:span text:style-name="T68">For the following verbs</text:span><text:span text:style-name="T54">: advise (that), ask (that), demand (that), insist (that), propose (that), recommended (that), request (that), suggest (that), it is essential (that), it is imperative (that), it is important (that), it is critical (that), it is necessary (that), it is vital (that).</text:span></text:p>
      <text:p text:style-name="P27"><text:span text:style-name="T54">I do </text:span>whatever<text:span text:style-name="T54"> I want to do, go </text:span>wherever<text:span text:style-name="T54"> I want to go, get up </text:span>whenever<text:span text:style-name="T54"> I want to get up, make friends with </text:span>whoever<text:span text:style-name="T54"> I meet, and dress </text:span><text:span text:style-name="T69">however</text:span><text:span text:style-name="T54"> I p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2"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loext:contextual-spacing="false" fo:line-height="100%" fo:text-indent="0in" style:auto-text-indent="false" style:page-number="auto" style:writing-mode="page">
        <style:tab-stops/>
      </style:paragraph-properties>
      <style:text-properties style:font-name="Times New Roman" fo:font-family="'Times New Roman'" style:font-style-name="Обычный" style:font-family-generic="roman" style:font-pitch="variable" fo:font-size="12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loext:graphic-properties draw:fill-image-width="0in" draw:fill-image-height="0in"/>
      <style:paragraph-properties fo:margin-top="0.3937in" fo:margin-bottom="0in" loext:contextual-spacing="false" fo:line-height="150%" style:page-number="auto" style:writing-mode="page">
        <style:tab-stops/>
      </style:paragraph-properties>
      <style:text-properties fo:color="#0000cc" style:font-name="Times New Roman1" fo:font-family="'Times New Roman'" style:font-style-name="Полужирный" style:font-family-generic="roman"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in" fo:margin-bottom="0in" loext:contextual-spacing="false" fo:line-height="150%" style:writing-mode="page"/>
      <style:text-properties style:font-name="Times New Roman1"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in" fo:margin-bottom="0in" loext:contextual-spacing="false" fo:line-height="150%" style:writing-mode="page"/>
      <style:text-properties style:font-name="Times New Roman2" fo:font-family="'Times New Roman'" style:font-style-name="Курсив" style:font-family-generic="roman" style:font-pitch="variable" fo:font-size="14pt" fo:font-style="italic" fo:font-weight="normal"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1T11:21:07.799000000</meta:creation-date>
    <dc:date>2016-09-29T18:35:51.753000000</dc:date>
    <meta:editing-duration>PT4H30M28S</meta:editing-duration>
    <meta:editing-cycles>216</meta:editing-cycles>
    <meta:generator>LibreOffice/5.2.2.2$Linux_X86_64 LibreOffice_project/20m0$Build-2</meta:generator>
    <meta:document-statistic meta:table-count="0" meta:image-count="0" meta:object-count="0" meta:page-count="2" meta:paragraph-count="55" meta:word-count="729" meta:character-count="3780" meta:non-whitespace-character-count="3101"/>
  </office:meta>
</office:document-meta>
</file>